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19.2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9.229cm" svg:x="1.4cm" svg:y="0.837cm" presentation:class="title" presentation:user-transformed="true">
          <draw:text-box>
            <text:p>Open-Trust DNS resolver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raditional DNS resolver issues:</text:p>
                <text:list>
                  <text:list-item>
                    <text:p>DNS resolver could trace site visiting activity. Untrusted resolver could use this private data without user agreement.</text:p>
                  </text:list-item>
                  <text:list-item>
                    <text:p>Router or other network devices on the path to internet could trace site visiting activity.</text:p>
                  </text:list-item>
                  <text:list-item>
                    <text:p>Resolving procedure may be not minimized the sent private information request.</text:p>
                  </text:list-item>
                </text:list>
              </text:list-item>
              <text:list-item>
                <text:p>Objectives:</text:p>
                <text:list>
                  <text:list-item>
                    <text:p>Select and use trusted resolvers, reading the service agreement acknowledging user benefits and service limitations from resolvers.</text:p>
                  </text:list-item>
                  <text:list-item>
                    <text:p>Conduct a new own trusted resolvers by leverage 3rd-party trusted resolvers.</text:p>
                  </text:list-item>
                  <text:list-item>
                    <text:p>Encrypt requested data on the path to resolver.</text:p>
                  </text:list-item>
                  <text:list-item>
                    <text:p>Minimize private data sent to resolv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olution:</text:p>
                <text:list>
                  <text:list-item>
                    <text:p>Trusted resolver:</text:p>
                    <text:list>
                      <text:list-item>
                        <text:p>Trust by consistence data</text:p>
                        <text:list>
                          <text:list-item>
                            <text:p>Consistence with cached (past data), if not conduct report for human manual recheck</text:p>
                          </text:list-item>
                          <text:list-item>
                            <text:p>Consistence between many resolvers</text:p>
                          </text:list-item>
                        </text:list>
                      </text:list-item>
                      <text:list-item>
                        <text:p>Hide privacy by distributing request:</text:p>
                        <text:list>
                          <text:list-item>
                            <text:p>Requests are partition</text:p>
                            <text:list>
                              <text:list-item>
                                <text:p>Partition request is private but the global request is not</text:p>
                              </text:list-item>
                              <text:list-item>
                                <text:p>Partition request is distributed to many resolvers.</text:p>
                              </text:list-item>
                            </text:list>
                          </text:list-item>
                          <text:list-item>
                            <text:p>The solution:</text:p>
                            <text:list>
                              <text:list-item>
                                <text:p>The most private information is lookup from cache as much as possible:</text:p>
                                <text:list>
                                  <text:list-item>
                                    <text:p>User does not intend visit that site but request is conducted just for cache update purpose</text:p>
                                  </text:list-item>
                                  <text:list-item>
                                    <text:p>User intend visit that site but request is not sent to resolver, it locally resolved by local cached database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Trust by many route paths:</text:p>
                        <text:list>
                          <text:list-item>
                            <text:p>Use Fiber/ADSL networks and GSM 3G of many ISP vendor to access trusted resolvers</text:p>
                          </text:list-item>
                          <text:list-item>
                            <text:p>Use trusted VPN services as another “ISP vendor” to access trusted resolver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lut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mplement milestones:</text:p>
                <text:list>
                  <text:list-item>
                    <text:p>Implement local resolver with cached DNS records database</text:p>
                  </text:list-item>
                  <text:list-item>
                    <text:p>Implement worker resolver to request DNS server for record updated and/or live resolve request</text:p>
                  </text:list-item>
                  <text:list-item>
                    <text:p>Implement local DNS server (like dnsmasq) that accept client request (eg: firefox browser) and delegate request to local resolver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8.137cm" presentation:class="title" presentation:user-transformed="true">
          <draw:text-box>
            <text:p>To be continued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6T17:59:14.009338782</meta:creation-date>
    <dc:date>2018-07-26T20:46:54.922262763</dc:date>
    <meta:editing-duration>PT1H30M50S</meta:editing-duration>
    <meta:editing-cycles>41</meta:editing-cycles>
    <meta:generator>LibreOffice/5.2.7.2$Linux_x86 LibreOffice_project/20m0$Build-2</meta:generator>
    <meta:document-statistic meta:object-count="39"/>
  </office:meta>
</office:document-meta>
</file>